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30.207"/>
          <table:table-cell office:value-type="float" office:value="129.504"/>
          <table:table-cell office:value-type="float" office:value="124.07"/>
          <table:table-cell office:value-type="float" office:value="0.0"/>
          <table:table-cell office:value-type="float" office:value="0.0"/>
          <table:table-cell office:value-type="float" office:value="570.0"/>
          <table:table-cell office:value-type="float" office:value="235439.0"/>
          <table:table-cell office:value-type="float" office:value="1461442.0"/>
          <table:table-cell office:value-type="float" office:value="537864.0"/>
          <table:table-cell office:value-type="float" office:value="1968621.0"/>
          <table:table-cell office:value-type="float" office:value="479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9.71937"/>
          <table:table-cell office:value-type="float" office:value="9.069"/>
          <table:table-cell office:value-type="float" office:value="3.5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38.0"/>
          <table:table-cell office:value-type="float" office:value="53607.0"/>
          <table:table-cell office:value-type="float" office:value="537864.0"/>
          <table:table-cell office:value-type="float" office:value="1968621.0"/>
          <table:table-cell office:value-type="float" office:value="480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6.11543"/>
          <table:table-cell office:value-type="float" office:value="5.445"/>
          <table:table-cell office:value-type="float" office:value="2.33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4646.0"/>
          <table:table-cell office:value-type="float" office:value="103610.0"/>
          <table:table-cell office:value-type="float" office:value="368305.0"/>
          <table:table-cell office:value-type="float" office:value="1415509.0"/>
          <table:table-cell office:value-type="float" office:value="308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559.0"/>
          <table:table-cell office:value-type="float" office:value="710697.0"/>
          <table:table-cell office:value-type="float" office:value="614183.0"/>
          <table:table-cell office:value-type="string">
            <text:p/>
          </table:table-cell>
          <table:table-cell office:value-type="float" office:value="449451.0"/>
          <table:table-cell office:value-type="float" office:value="276206.0"/>
          <table:table-cell office:value-type="float" office:value="496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3.395"/>
          <table:table-cell office:value-type="float" office:value="112.755"/>
          <table:table-cell office:value-type="float" office:value="107.34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0460.0"/>
          <table:table-cell office:value-type="float" office:value="1630215.0"/>
          <table:table-cell office:value-type="float" office:value="537864.0"/>
          <table:table-cell office:value-type="float" office:value="1968622.0"/>
          <table:table-cell office:value-type="float" office:value="483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12.7403"/>
          <table:table-cell office:value-type="float" office:value="12.052"/>
          <table:table-cell office:value-type="float" office:value="6.71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5459.0"/>
          <table:table-cell office:value-type="float" office:value="210402.0"/>
          <table:table-cell office:value-type="float" office:value="537864.0"/>
          <table:table-cell office:value-type="float" office:value="1968622.0"/>
          <table:table-cell office:value-type="float" office:value="480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3.82866"/>
          <table:table-cell office:value-type="float" office:value="3.26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9508.0"/>
          <table:table-cell office:value-type="float" office:value="368305.0"/>
          <table:table-cell office:value-type="float" office:value="1415510.0"/>
          <table:table-cell office:value-type="float" office:value="308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559.0"/>
          <table:table-cell office:value-type="float" office:value="710697.0"/>
          <table:table-cell office:value-type="float" office:value="614183.0"/>
          <table:table-cell office:value-type="string">
            <text:p/>
          </table:table-cell>
          <table:table-cell office:value-type="float" office:value="449451.0"/>
          <table:table-cell office:value-type="float" office:value="276206.0"/>
          <table:table-cell office:value-type="float" office:value="496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5453"/>
          <table:table-cell office:value-type="float" office:value="57.845"/>
          <table:table-cell office:value-type="float" office:value="52.46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495.0"/>
          <table:table-cell office:value-type="float" office:value="826061.0"/>
          <table:table-cell office:value-type="float" office:value="537864.0"/>
          <table:table-cell office:value-type="float" office:value="1968621.0"/>
          <table:table-cell office:value-type="float" office:value="48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30.985"/>
          <table:table-cell office:value-type="float" office:value="30.26"/>
          <table:table-cell office:value-type="float" office:value="24.73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0258.0"/>
          <table:table-cell office:value-type="float" office:value="446954.0"/>
          <table:table-cell office:value-type="float" office:value="537864.0"/>
          <table:table-cell office:value-type="float" office:value="1968621.0"/>
          <table:table-cell office:value-type="float" office:value="483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29.8589"/>
          <table:table-cell office:value-type="float" office:value="29.174"/>
          <table:table-cell office:value-type="float" office:value="26.16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0932.0"/>
          <table:table-cell office:value-type="float" office:value="1060805.0"/>
          <table:table-cell office:value-type="float" office:value="368305.0"/>
          <table:table-cell office:value-type="float" office:value="1415509.0"/>
          <table:table-cell office:value-type="float" office:value="308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559.0"/>
          <table:table-cell office:value-type="float" office:value="710697.0"/>
          <table:table-cell office:value-type="float" office:value="614183.0"/>
          <table:table-cell office:value-type="string">
            <text:p/>
          </table:table-cell>
          <table:table-cell office:value-type="float" office:value="449451.0"/>
          <table:table-cell office:value-type="float" office:value="276206.0"/>
          <table:table-cell office:value-type="float" office:value="496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92.3984"/>
          <table:table-cell office:value-type="float" office:value="91.716"/>
          <table:table-cell office:value-type="float" office:value="86.22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7133.0"/>
          <table:table-cell office:value-type="float" office:value="1035199.0"/>
          <table:table-cell office:value-type="float" office:value="537864.0"/>
          <table:table-cell office:value-type="float" office:value="1968621.0"/>
          <table:table-cell office:value-type="float" office:value="483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210.509"/>
          <table:table-cell office:value-type="float" office:value="209.826"/>
          <table:table-cell office:value-type="float" office:value="204.37"/>
          <table:table-cell office:value-type="float" office:value="0.0"/>
          <table:table-cell office:value-type="float" office:value="0.0"/>
          <table:table-cell office:value-type="float" office:value="1030.0"/>
          <table:table-cell office:value-type="float" office:value="444230.0"/>
          <table:table-cell office:value-type="float" office:value="2008889.0"/>
          <table:table-cell office:value-type="float" office:value="537864.0"/>
          <table:table-cell office:value-type="float" office:value="1968621.0"/>
          <table:table-cell office:value-type="float" office:value="483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31.996"/>
          <table:table-cell office:value-type="float" office:value="31.35"/>
          <table:table-cell office:value-type="float" office:value="28.22"/>
          <table:table-cell office:value-type="float" office:value="1.0"/>
          <table:table-cell office:value-type="float" office:value="0.0"/>
          <table:table-cell office:value-type="float" office:value="137.0"/>
          <table:table-cell office:value-type="float" office:value="40505.0"/>
          <table:table-cell office:value-type="float" office:value="1111216.0"/>
          <table:table-cell office:value-type="float" office:value="368305.0"/>
          <table:table-cell office:value-type="float" office:value="1415509.0"/>
          <table:table-cell office:value-type="float" office:value="308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559.0"/>
          <table:table-cell office:value-type="float" office:value="710697.0"/>
          <table:table-cell office:value-type="float" office:value="614183.0"/>
          <table:table-cell office:value-type="string">
            <text:p/>
          </table:table-cell>
          <table:table-cell office:value-type="float" office:value="449451.0"/>
          <table:table-cell office:value-type="float" office:value="276206.0"/>
          <table:table-cell office:value-type="float" office:value="496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019.5"/>
          <table:table-cell office:value-type="float" office:value="1018.854"/>
          <table:table-cell office:value-type="float" office:value="1013.22"/>
          <table:table-cell office:value-type="float" office:value="0.0"/>
          <table:table-cell office:value-type="float" office:value="0.0"/>
          <table:table-cell office:value-type="float" office:value="3834.0"/>
          <table:table-cell office:value-type="float" office:value="1757027.0"/>
          <table:table-cell office:value-type="float" office:value="11334525.0"/>
          <table:table-cell office:value-type="float" office:value="537864.0"/>
          <table:table-cell office:value-type="float" office:value="1968622.0"/>
          <table:table-cell office:value-type="float" office:value="483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10.227"/>
          <table:table-cell office:value-type="float" office:value="9.57"/>
          <table:table-cell office:value-type="float" office:value="4.21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70.0"/>
          <table:table-cell office:value-type="float" office:value="59107.0"/>
          <table:table-cell office:value-type="float" office:value="537864.0"/>
          <table:table-cell office:value-type="float" office:value="1968622.0"/>
          <table:table-cell office:value-type="float" office:value="481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1949.0"/>
          <table:table-cell office:value-type="float" office:value="1179667.0"/>
          <table:table-cell office:value-type="float" office:value="960668.0"/>
          <table:table-cell office:value-type="float" office:value="507144.0"/>
          <table:table-cell office:value-type="float" office:value="755876.0"/>
          <table:table-cell office:value-type="float" office:value="907074.0"/>
          <table:table-cell office:value-type="float" office:value="1420.0"/>
          <table:table-cell office:value-type="float" office:value="10.9591"/>
          <table:table-cell office:value-type="float" office:value="10.315"/>
          <table:table-cell office:value-type="float" office:value="7.17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5355.0"/>
          <table:table-cell office:value-type="float" office:value="154562.0"/>
          <table:table-cell office:value-type="float" office:value="368305.0"/>
          <table:table-cell office:value-type="float" office:value="1415510.0"/>
          <table:table-cell office:value-type="float" office:value="308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559.0"/>
          <table:table-cell office:value-type="float" office:value="710697.0"/>
          <table:table-cell office:value-type="float" office:value="614183.0"/>
          <table:table-cell office:value-type="string">
            <text:p/>
          </table:table-cell>
          <table:table-cell office:value-type="float" office:value="449451.0"/>
          <table:table-cell office:value-type="float" office:value="276206.0"/>
          <table:table-cell office:value-type="float" office:value="496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8.0544"/>
          <table:table-cell office:value-type="float" office:value="47.445"/>
          <table:table-cell office:value-type="float" office:value="41.87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63849.0"/>
          <table:table-cell office:value-type="float" office:value="764303.0"/>
          <table:table-cell office:value-type="float" office:value="590948.0"/>
          <table:table-cell office:value-type="float" office:value="2176347.0"/>
          <table:table-cell office:value-type="float" office:value="507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22.4071"/>
          <table:table-cell office:value-type="float" office:value="21.756"/>
          <table:table-cell office:value-type="float" office:value="16.05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1538.0"/>
          <table:table-cell office:value-type="float" office:value="164371.0"/>
          <table:table-cell office:value-type="float" office:value="590948.0"/>
          <table:table-cell office:value-type="float" office:value="2176347.0"/>
          <table:table-cell office:value-type="float" office:value="50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.24855"/>
          <table:table-cell office:value-type="float" office:value="3.577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353.0"/>
          <table:table-cell office:value-type="float" office:value="421387.0"/>
          <table:table-cell office:value-type="float" office:value="1623479.0"/>
          <table:table-cell office:value-type="float" office:value="332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315.0"/>
          <table:table-cell office:value-type="float" office:value="798978.0"/>
          <table:table-cell office:value-type="float" office:value="693260.0"/>
          <table:table-cell office:value-type="string">
            <text:p/>
          </table:table-cell>
          <table:table-cell office:value-type="float" office:value="503534.0"/>
          <table:table-cell office:value-type="float" office:value="294598.0"/>
          <table:table-cell office:value-type="float" office:value="496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3.5594"/>
          <table:table-cell office:value-type="float" office:value="82.926"/>
          <table:table-cell office:value-type="float" office:value="76.88"/>
          <table:table-cell office:value-type="float" office:value="0.0"/>
          <table:table-cell office:value-type="float" office:value="0.0"/>
          <table:table-cell office:value-type="float" office:value="359.0"/>
          <table:table-cell office:value-type="float" office:value="124820.0"/>
          <table:table-cell office:value-type="float" office:value="1010354.0"/>
          <table:table-cell office:value-type="float" office:value="590948.0"/>
          <table:table-cell office:value-type="float" office:value="2176347.0"/>
          <table:table-cell office:value-type="float" office:value="507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41.9667"/>
          <table:table-cell office:value-type="float" office:value="41.333"/>
          <table:table-cell office:value-type="float" office:value="35.57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46511.0"/>
          <table:table-cell office:value-type="float" office:value="688724.0"/>
          <table:table-cell office:value-type="float" office:value="590948.0"/>
          <table:table-cell office:value-type="float" office:value="2176347.0"/>
          <table:table-cell office:value-type="float" office:value="510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8.33285"/>
          <table:table-cell office:value-type="float" office:value="7.613"/>
          <table:table-cell office:value-type="float" office:value="4.04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4841.0"/>
          <table:table-cell office:value-type="float" office:value="165259.0"/>
          <table:table-cell office:value-type="float" office:value="421387.0"/>
          <table:table-cell office:value-type="float" office:value="1623479.0"/>
          <table:table-cell office:value-type="float" office:value="334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315.0"/>
          <table:table-cell office:value-type="float" office:value="798978.0"/>
          <table:table-cell office:value-type="float" office:value="693260.0"/>
          <table:table-cell office:value-type="string">
            <text:p/>
          </table:table-cell>
          <table:table-cell office:value-type="float" office:value="503534.0"/>
          <table:table-cell office:value-type="float" office:value="294598.0"/>
          <table:table-cell office:value-type="float" office:value="496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72.081"/>
          <table:table-cell office:value-type="float" office:value="171.441"/>
          <table:table-cell office:value-type="float" office:value="165.58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25689.0"/>
          <table:table-cell office:value-type="float" office:value="2183569.0"/>
          <table:table-cell office:value-type="float" office:value="590948.0"/>
          <table:table-cell office:value-type="float" office:value="2176348.0"/>
          <table:table-cell office:value-type="float" office:value="507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8.1573"/>
          <table:table-cell office:value-type="float" office:value="7.488"/>
          <table:table-cell office:value-type="float" office:value="1.6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348.0"/>
          <table:table-cell office:value-type="float" office:value="27956.0"/>
          <table:table-cell office:value-type="float" office:value="590948.0"/>
          <table:table-cell office:value-type="float" office:value="2176348.0"/>
          <table:table-cell office:value-type="float" office:value="509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8.11387"/>
          <table:table-cell office:value-type="float" office:value="7.438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588.0"/>
          <table:table-cell office:value-type="float" office:value="171007.0"/>
          <table:table-cell office:value-type="float" office:value="421387.0"/>
          <table:table-cell office:value-type="float" office:value="1623480.0"/>
          <table:table-cell office:value-type="float" office:value="334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315.0"/>
          <table:table-cell office:value-type="float" office:value="798978.0"/>
          <table:table-cell office:value-type="float" office:value="693260.0"/>
          <table:table-cell office:value-type="string">
            <text:p/>
          </table:table-cell>
          <table:table-cell office:value-type="float" office:value="503534.0"/>
          <table:table-cell office:value-type="float" office:value="294598.0"/>
          <table:table-cell office:value-type="float" office:value="496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78.536"/>
          <table:table-cell office:value-type="float" office:value="277.866"/>
          <table:table-cell office:value-type="float" office:value="272.4"/>
          <table:table-cell office:value-type="float" office:value="0.0"/>
          <table:table-cell office:value-type="float" office:value="0.0"/>
          <table:table-cell office:value-type="float" office:value="1530.0"/>
          <table:table-cell office:value-type="float" office:value="617654.0"/>
          <table:table-cell office:value-type="float" office:value="3846236.0"/>
          <table:table-cell office:value-type="float" office:value="590948.0"/>
          <table:table-cell office:value-type="float" office:value="2176349.0"/>
          <table:table-cell office:value-type="float" office:value="510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59.5891"/>
          <table:table-cell office:value-type="float" office:value="58.911"/>
          <table:table-cell office:value-type="float" office:value="53.29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5748.0"/>
          <table:table-cell office:value-type="float" office:value="542944.0"/>
          <table:table-cell office:value-type="float" office:value="590948.0"/>
          <table:table-cell office:value-type="float" office:value="2176349.0"/>
          <table:table-cell office:value-type="float" office:value="507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7.38707"/>
          <table:table-cell office:value-type="float" office:value="6.803"/>
          <table:table-cell office:value-type="float" office:value="3.2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160.0"/>
          <table:table-cell office:value-type="float" office:value="152357.0"/>
          <table:table-cell office:value-type="float" office:value="421387.0"/>
          <table:table-cell office:value-type="float" office:value="1623481.0"/>
          <table:table-cell office:value-type="float" office:value="333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315.0"/>
          <table:table-cell office:value-type="float" office:value="798978.0"/>
          <table:table-cell office:value-type="float" office:value="693260.0"/>
          <table:table-cell office:value-type="string">
            <text:p/>
          </table:table-cell>
          <table:table-cell office:value-type="float" office:value="503534.0"/>
          <table:table-cell office:value-type="float" office:value="294598.0"/>
          <table:table-cell office:value-type="float" office:value="496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1.633"/>
          <table:table-cell office:value-type="float" office:value="100.979"/>
          <table:table-cell office:value-type="float" office:value="95.47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79439.0"/>
          <table:table-cell office:value-type="float" office:value="1083395.0"/>
          <table:table-cell office:value-type="float" office:value="590948.0"/>
          <table:table-cell office:value-type="float" office:value="2176349.0"/>
          <table:table-cell office:value-type="float" office:value="508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55.564"/>
          <table:table-cell office:value-type="float" office:value="54.897"/>
          <table:table-cell office:value-type="float" office:value="49.28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04880.0"/>
          <table:table-cell office:value-type="float" office:value="491355.0"/>
          <table:table-cell office:value-type="float" office:value="590948.0"/>
          <table:table-cell office:value-type="float" office:value="2176349.0"/>
          <table:table-cell office:value-type="float" office:value="509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707.0"/>
          <table:table-cell office:value-type="float" office:value="1267942.0"/>
          <table:table-cell office:value-type="float" office:value="1039745.0"/>
          <table:table-cell office:value-type="float" office:value="518900.0"/>
          <table:table-cell office:value-type="float" office:value="809961.0"/>
          <table:table-cell office:value-type="float" office:value="925466.0"/>
          <table:table-cell office:value-type="float" office:value="1420.0"/>
          <table:table-cell office:value-type="float" office:value="29.406"/>
          <table:table-cell office:value-type="float" office:value="28.729"/>
          <table:table-cell office:value-type="float" office:value="25.27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5569.0"/>
          <table:table-cell office:value-type="float" office:value="1119517.0"/>
          <table:table-cell office:value-type="float" office:value="421387.0"/>
          <table:table-cell office:value-type="float" office:value="1623481.0"/>
          <table:table-cell office:value-type="float" office:value="335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315.0"/>
          <table:table-cell office:value-type="float" office:value="798978.0"/>
          <table:table-cell office:value-type="float" office:value="693260.0"/>
          <table:table-cell office:value-type="string">
            <text:p/>
          </table:table-cell>
          <table:table-cell office:value-type="float" office:value="503534.0"/>
          <table:table-cell office:value-type="float" office:value="294598.0"/>
          <table:table-cell office:value-type="float" office:value="496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9.9515"/>
          <table:table-cell office:value-type="float" office:value="59.4"/>
          <table:table-cell office:value-type="float" office:value="57.2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586.0"/>
          <table:table-cell office:value-type="float" office:value="774524.0"/>
          <table:table-cell office:value-type="float" office:value="218081.0"/>
          <table:table-cell office:value-type="float" office:value="770128.0"/>
          <table:table-cell office:value-type="float" office:value="264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441.01"/>
          <table:table-cell office:value-type="float" office:value="440.526"/>
          <table:table-cell office:value-type="float" office:value="438.24"/>
          <table:table-cell office:value-type="float" office:value="0.0"/>
          <table:table-cell office:value-type="float" office:value="0.0"/>
          <table:table-cell office:value-type="float" office:value="2556.0"/>
          <table:table-cell office:value-type="float" office:value="1179114.0"/>
          <table:table-cell office:value-type="float" office:value="4103943.0"/>
          <table:table-cell office:value-type="float" office:value="218081.0"/>
          <table:table-cell office:value-type="float" office:value="770128.0"/>
          <table:table-cell office:value-type="float" office:value="265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2.30263"/>
          <table:table-cell office:value-type="float" office:value="1.808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743.0"/>
          <table:table-cell office:value-type="float" office:value="45383.0"/>
          <table:table-cell office:value-type="float" office:value="125909.0"/>
          <table:table-cell office:value-type="float" office:value="472092.0"/>
          <table:table-cell office:value-type="float" office:value="178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937.0"/>
          <table:table-cell office:value-type="float" office:value="258084.0"/>
          <table:table-cell office:value-type="float" office:value="219352.0"/>
          <table:table-cell office:value-type="string">
            <text:p/>
          </table:table-cell>
          <table:table-cell office:value-type="float" office:value="165728.0"/>
          <table:table-cell office:value-type="float" office:value="117100.0"/>
          <table:table-cell office:value-type="float" office:value="248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0.5383"/>
          <table:table-cell office:value-type="float" office:value="40.056"/>
          <table:table-cell office:value-type="float" office:value="37.79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01078.0"/>
          <table:table-cell office:value-type="float" office:value="656884.0"/>
          <table:table-cell office:value-type="float" office:value="218081.0"/>
          <table:table-cell office:value-type="float" office:value="770128.0"/>
          <table:table-cell office:value-type="float" office:value="266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5.03919"/>
          <table:table-cell office:value-type="float" office:value="4.522"/>
          <table:table-cell office:value-type="float" office:value="2.35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5003.0"/>
          <table:table-cell office:value-type="float" office:value="52553.0"/>
          <table:table-cell office:value-type="float" office:value="218081.0"/>
          <table:table-cell office:value-type="float" office:value="770128.0"/>
          <table:table-cell office:value-type="float" office:value="265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63103"/>
          <table:table-cell office:value-type="float" office:value="1.17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36.0"/>
          <table:table-cell office:value-type="float" office:value="125909.0"/>
          <table:table-cell office:value-type="float" office:value="472092.0"/>
          <table:table-cell office:value-type="float" office:value="176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937.0"/>
          <table:table-cell office:value-type="float" office:value="258084.0"/>
          <table:table-cell office:value-type="float" office:value="219352.0"/>
          <table:table-cell office:value-type="string">
            <text:p/>
          </table:table-cell>
          <table:table-cell office:value-type="float" office:value="165728.0"/>
          <table:table-cell office:value-type="float" office:value="117100.0"/>
          <table:table-cell office:value-type="float" office:value="248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8.9928"/>
          <table:table-cell office:value-type="float" office:value="28.495"/>
          <table:table-cell office:value-type="float" office:value="26.31"/>
          <table:table-cell office:value-type="float" office:value="0.0"/>
          <table:table-cell office:value-type="float" office:value="0.0"/>
          <table:table-cell office:value-type="float" office:value="208.0"/>
          <table:table-cell office:value-type="float" office:value="66557.0"/>
          <table:table-cell office:value-type="float" office:value="511738.0"/>
          <table:table-cell office:value-type="float" office:value="218081.0"/>
          <table:table-cell office:value-type="float" office:value="770128.0"/>
          <table:table-cell office:value-type="float" office:value="264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1.8328"/>
          <table:table-cell office:value-type="float" office:value="11.294"/>
          <table:table-cell office:value-type="float" office:value="9.09"/>
          <table:table-cell office:value-type="float" office:value="1.0"/>
          <table:table-cell office:value-type="float" office:value="0.0"/>
          <table:table-cell office:value-type="float" office:value="96.0"/>
          <table:table-cell office:value-type="float" office:value="24275.0"/>
          <table:table-cell office:value-type="float" office:value="183172.0"/>
          <table:table-cell office:value-type="float" office:value="218081.0"/>
          <table:table-cell office:value-type="float" office:value="770128.0"/>
          <table:table-cell office:value-type="float" office:value="267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.6863"/>
          <table:table-cell office:value-type="float" office:value="1.19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267.0"/>
          <table:table-cell office:value-type="float" office:value="125909.0"/>
          <table:table-cell office:value-type="float" office:value="472092.0"/>
          <table:table-cell office:value-type="float" office:value="176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937.0"/>
          <table:table-cell office:value-type="float" office:value="258084.0"/>
          <table:table-cell office:value-type="float" office:value="219352.0"/>
          <table:table-cell office:value-type="string">
            <text:p/>
          </table:table-cell>
          <table:table-cell office:value-type="float" office:value="165728.0"/>
          <table:table-cell office:value-type="float" office:value="117100.0"/>
          <table:table-cell office:value-type="float" office:value="248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51.382"/>
          <table:table-cell office:value-type="float" office:value="150.936"/>
          <table:table-cell office:value-type="float" office:value="148.64"/>
          <table:table-cell office:value-type="float" office:value="0.0"/>
          <table:table-cell office:value-type="float" office:value="0.0"/>
          <table:table-cell office:value-type="float" office:value="921.0"/>
          <table:table-cell office:value-type="float" office:value="358946.0"/>
          <table:table-cell office:value-type="float" office:value="1623004.0"/>
          <table:table-cell office:value-type="float" office:value="218081.0"/>
          <table:table-cell office:value-type="float" office:value="770128.0"/>
          <table:table-cell office:value-type="float" office:value="266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2.94619"/>
          <table:table-cell office:value-type="float" office:value="2.388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4427.0"/>
          <table:table-cell office:value-type="float" office:value="218081.0"/>
          <table:table-cell office:value-type="float" office:value="770128.0"/>
          <table:table-cell office:value-type="float" office:value="264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2.58574"/>
          <table:table-cell office:value-type="float" office:value="2.052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718.0"/>
          <table:table-cell office:value-type="float" office:value="62643.0"/>
          <table:table-cell office:value-type="float" office:value="125909.0"/>
          <table:table-cell office:value-type="float" office:value="472092.0"/>
          <table:table-cell office:value-type="float" office:value="176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937.0"/>
          <table:table-cell office:value-type="float" office:value="258084.0"/>
          <table:table-cell office:value-type="float" office:value="219352.0"/>
          <table:table-cell office:value-type="string">
            <text:p/>
          </table:table-cell>
          <table:table-cell office:value-type="float" office:value="165728.0"/>
          <table:table-cell office:value-type="float" office:value="117100.0"/>
          <table:table-cell office:value-type="float" office:value="248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4.3187"/>
          <table:table-cell office:value-type="float" office:value="33.813"/>
          <table:table-cell office:value-type="float" office:value="31.55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73400.0"/>
          <table:table-cell office:value-type="float" office:value="539320.0"/>
          <table:table-cell office:value-type="float" office:value="218081.0"/>
          <table:table-cell office:value-type="float" office:value="770128.0"/>
          <table:table-cell office:value-type="float" office:value="265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12.9693"/>
          <table:table-cell office:value-type="float" office:value="12.486"/>
          <table:table-cell office:value-type="float" office:value="10.2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314.0"/>
          <table:table-cell office:value-type="float" office:value="192468.0"/>
          <table:table-cell office:value-type="float" office:value="218081.0"/>
          <table:table-cell office:value-type="float" office:value="770128.0"/>
          <table:table-cell office:value-type="float" office:value="265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522.0"/>
          <table:table-cell office:value-type="float" office:value="507457.0"/>
          <table:table-cell office:value-type="float" office:value="392587.0"/>
          <table:table-cell office:value-type="float" office:value="244722.0"/>
          <table:table-cell office:value-type="float" office:value="326338.0"/>
          <table:table-cell office:value-type="float" office:value="432544.0"/>
          <table:table-cell office:value-type="float" office:value="710.0"/>
          <table:table-cell office:value-type="float" office:value="5.06454"/>
          <table:table-cell office:value-type="float" office:value="4.571"/>
          <table:table-cell office:value-type="float" office:value="3.45"/>
          <table:table-cell office:value-type="float" office:value="1.0"/>
          <table:table-cell office:value-type="float" office:value="0.0"/>
          <table:table-cell office:value-type="float" office:value="79.0"/>
          <table:table-cell office:value-type="float" office:value="18146.0"/>
          <table:table-cell office:value-type="float" office:value="285460.0"/>
          <table:table-cell office:value-type="float" office:value="125909.0"/>
          <table:table-cell office:value-type="float" office:value="472092.0"/>
          <table:table-cell office:value-type="float" office:value="178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937.0"/>
          <table:table-cell office:value-type="float" office:value="258084.0"/>
          <table:table-cell office:value-type="float" office:value="219352.0"/>
          <table:table-cell office:value-type="string">
            <text:p/>
          </table:table-cell>
          <table:table-cell office:value-type="float" office:value="165728.0"/>
          <table:table-cell office:value-type="float" office:value="117100.0"/>
          <table:table-cell office:value-type="float" office:value="248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10.269"/>
          <table:table-cell office:value-type="float" office:value="209.462"/>
          <table:table-cell office:value-type="float" office:value="200.53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33853.0"/>
          <table:table-cell office:value-type="float" office:value="1745313.0"/>
          <table:table-cell office:value-type="float" office:value="509535.0"/>
          <table:table-cell office:value-type="float" office:value="1856906.0"/>
          <table:table-cell office:value-type="float" office:value="467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23.3802"/>
          <table:table-cell office:value-type="float" office:value="22.759"/>
          <table:table-cell office:value-type="float" office:value="17.45"/>
          <table:table-cell office:value-type="float" office:value="0.0"/>
          <table:table-cell office:value-type="float" office:value="0.0"/>
          <table:table-cell office:value-type="float" office:value="150.0"/>
          <table:table-cell office:value-type="float" office:value="42991.0"/>
          <table:table-cell office:value-type="float" office:value="202680.0"/>
          <table:table-cell office:value-type="float" office:value="509535.0"/>
          <table:table-cell office:value-type="float" office:value="1856906.0"/>
          <table:table-cell office:value-type="float" office:value="47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1200.0"/>
          <table:table-cell office:value-type="float" office:value="28.999"/>
          <table:table-cell office:value-type="float" office:value="26.44"/>
          <table:table-cell office:value-type="float" office:value="1.0"/>
          <table:table-cell office:value-type="float" office:value="1.0"/>
          <table:table-cell office:value-type="float" office:value="156.0"/>
          <table:table-cell office:value-type="float" office:value="45556.0"/>
          <table:table-cell office:value-type="float" office:value="1168564.0"/>
          <table:table-cell office:value-type="float" office:value="339967.0"/>
          <table:table-cell office:value-type="float" office:value="1304162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297.0"/>
          <table:table-cell office:value-type="float" office:value="663546.0"/>
          <table:table-cell office:value-type="float" office:value="571934.0"/>
          <table:table-cell office:value-type="string">
            <text:p/>
          </table:table-cell>
          <table:table-cell office:value-type="float" office:value="420566.0"/>
          <table:table-cell office:value-type="float" office:value="266410.0"/>
          <table:table-cell office:value-type="float" office:value="496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87.8926"/>
          <table:table-cell office:value-type="float" office:value="87.338"/>
          <table:table-cell office:value-type="float" office:value="82.38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151483.0"/>
          <table:table-cell office:value-type="float" office:value="1162178.0"/>
          <table:table-cell office:value-type="float" office:value="509535.0"/>
          <table:table-cell office:value-type="float" office:value="1856905.0"/>
          <table:table-cell office:value-type="float" office:value="464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4.4299"/>
          <table:table-cell office:value-type="float" office:value="33.838"/>
          <table:table-cell office:value-type="float" office:value="28.9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6.0"/>
          <table:table-cell office:value-type="float" office:value="358576.0"/>
          <table:table-cell office:value-type="float" office:value="509535.0"/>
          <table:table-cell office:value-type="float" office:value="1856905.0"/>
          <table:table-cell office:value-type="float" office:value="465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5.04708"/>
          <table:table-cell office:value-type="float" office:value="4.442"/>
          <table:table-cell office:value-type="float" office:value="1.88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439.0"/>
          <table:table-cell office:value-type="float" office:value="121872.0"/>
          <table:table-cell office:value-type="float" office:value="339967.0"/>
          <table:table-cell office:value-type="float" office:value="1304161.0"/>
          <table:table-cell office:value-type="float" office:value="295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297.0"/>
          <table:table-cell office:value-type="float" office:value="663546.0"/>
          <table:table-cell office:value-type="float" office:value="571934.0"/>
          <table:table-cell office:value-type="string">
            <text:p/>
          </table:table-cell>
          <table:table-cell office:value-type="float" office:value="420566.0"/>
          <table:table-cell office:value-type="float" office:value="266410.0"/>
          <table:table-cell office:value-type="float" office:value="496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78.5417"/>
          <table:table-cell office:value-type="float" office:value="78.001"/>
          <table:table-cell office:value-type="float" office:value="72.95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9111.0"/>
          <table:table-cell office:value-type="float" office:value="1297193.0"/>
          <table:table-cell office:value-type="float" office:value="509535.0"/>
          <table:table-cell office:value-type="float" office:value="1856905.0"/>
          <table:table-cell office:value-type="float" office:value="467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15.1044"/>
          <table:table-cell office:value-type="float" office:value="14.512"/>
          <table:table-cell office:value-type="float" office:value="9.73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779.0"/>
          <table:table-cell office:value-type="float" office:value="199257.0"/>
          <table:table-cell office:value-type="float" office:value="509535.0"/>
          <table:table-cell office:value-type="float" office:value="1856905.0"/>
          <table:table-cell office:value-type="float" office:value="465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28.8179"/>
          <table:table-cell office:value-type="float" office:value="28.339"/>
          <table:table-cell office:value-type="float" office:value="25.68"/>
          <table:table-cell office:value-type="float" office:value="1.0"/>
          <table:table-cell office:value-type="float" office:value="0.0"/>
          <table:table-cell office:value-type="float" office:value="155.0"/>
          <table:table-cell office:value-type="float" office:value="43587.0"/>
          <table:table-cell office:value-type="float" office:value="1221036.0"/>
          <table:table-cell office:value-type="float" office:value="339967.0"/>
          <table:table-cell office:value-type="float" office:value="1304161.0"/>
          <table:table-cell office:value-type="float" office:value="293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297.0"/>
          <table:table-cell office:value-type="float" office:value="663546.0"/>
          <table:table-cell office:value-type="float" office:value="571934.0"/>
          <table:table-cell office:value-type="string">
            <text:p/>
          </table:table-cell>
          <table:table-cell office:value-type="float" office:value="420566.0"/>
          <table:table-cell office:value-type="float" office:value="266410.0"/>
          <table:table-cell office:value-type="float" office:value="496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2.907"/>
          <table:table-cell office:value-type="float" office:value="612.269"/>
          <table:table-cell office:value-type="float" office:value="607.17"/>
          <table:table-cell office:value-type="float" office:value="0.0"/>
          <table:table-cell office:value-type="float" office:value="0.0"/>
          <table:table-cell office:value-type="float" office:value="2810.0"/>
          <table:table-cell office:value-type="float" office:value="1281935.0"/>
          <table:table-cell office:value-type="float" office:value="6377381.0"/>
          <table:table-cell office:value-type="float" office:value="509535.0"/>
          <table:table-cell office:value-type="float" office:value="1856905.0"/>
          <table:table-cell office:value-type="float" office:value="478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44.1067"/>
          <table:table-cell office:value-type="float" office:value="43.513"/>
          <table:table-cell office:value-type="float" office:value="38.53"/>
          <table:table-cell office:value-type="float" office:value="1.0"/>
          <table:table-cell office:value-type="float" office:value="0.0"/>
          <table:table-cell office:value-type="float" office:value="189.0"/>
          <table:table-cell office:value-type="float" office:value="64199.0"/>
          <table:table-cell office:value-type="float" office:value="880642.0"/>
          <table:table-cell office:value-type="float" office:value="509535.0"/>
          <table:table-cell office:value-type="float" office:value="1856905.0"/>
          <table:table-cell office:value-type="float" office:value="467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7.19919"/>
          <table:table-cell office:value-type="float" office:value="6.748"/>
          <table:table-cell office:value-type="float" office:value="4.1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7.0"/>
          <table:table-cell office:value-type="float" office:value="224369.0"/>
          <table:table-cell office:value-type="float" office:value="339967.0"/>
          <table:table-cell office:value-type="float" office:value="1304161.0"/>
          <table:table-cell office:value-type="float" office:value="294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297.0"/>
          <table:table-cell office:value-type="float" office:value="663546.0"/>
          <table:table-cell office:value-type="float" office:value="571934.0"/>
          <table:table-cell office:value-type="string">
            <text:p/>
          </table:table-cell>
          <table:table-cell office:value-type="float" office:value="420566.0"/>
          <table:table-cell office:value-type="float" office:value="266410.0"/>
          <table:table-cell office:value-type="float" office:value="496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4.0026"/>
          <table:table-cell office:value-type="float" office:value="63.406"/>
          <table:table-cell office:value-type="float" office:value="58.35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2770.0"/>
          <table:table-cell office:value-type="float" office:value="946213.0"/>
          <table:table-cell office:value-type="float" office:value="509535.0"/>
          <table:table-cell office:value-type="float" office:value="1856907.0"/>
          <table:table-cell office:value-type="float" office:value="47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21.1371"/>
          <table:table-cell office:value-type="float" office:value="20.437"/>
          <table:table-cell office:value-type="float" office:value="15.08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19290.0"/>
          <table:table-cell office:value-type="float" office:value="258691.0"/>
          <table:table-cell office:value-type="float" office:value="509535.0"/>
          <table:table-cell office:value-type="float" office:value="1856907.0"/>
          <table:table-cell office:value-type="float" office:value="470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696.0"/>
          <table:table-cell office:value-type="float" office:value="1132545.0"/>
          <table:table-cell office:value-type="float" office:value="918419.0"/>
          <table:table-cell office:value-type="float" office:value="500882.0"/>
          <table:table-cell office:value-type="float" office:value="727000.0"/>
          <table:table-cell office:value-type="float" office:value="897278.0"/>
          <table:table-cell office:value-type="float" office:value="1420.0"/>
          <table:table-cell office:value-type="float" office:value="34.5927"/>
          <table:table-cell office:value-type="float" office:value="34.167"/>
          <table:table-cell office:value-type="float" office:value="31.5"/>
          <table:table-cell office:value-type="float" office:value="1.0"/>
          <table:table-cell office:value-type="float" office:value="0.0"/>
          <table:table-cell office:value-type="float" office:value="187.0"/>
          <table:table-cell office:value-type="float" office:value="50725.0"/>
          <table:table-cell office:value-type="float" office:value="1340762.0"/>
          <table:table-cell office:value-type="float" office:value="339967.0"/>
          <table:table-cell office:value-type="float" office:value="1304163.0"/>
          <table:table-cell office:value-type="float" office:value="294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297.0"/>
          <table:table-cell office:value-type="float" office:value="663546.0"/>
          <table:table-cell office:value-type="float" office:value="571934.0"/>
          <table:table-cell office:value-type="string">
            <text:p/>
          </table:table-cell>
          <table:table-cell office:value-type="float" office:value="420566.0"/>
          <table:table-cell office:value-type="float" office:value="266410.0"/>
          <table:table-cell office:value-type="float" office:value="496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736"/>
          <table:table-cell office:value-type="float" office:value="1.354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82.0"/>
          <table:table-cell office:value-type="float" office:value="22772.0"/>
          <table:table-cell office:value-type="float" office:value="81826.0"/>
          <table:table-cell office:value-type="float" office:value="283528.0"/>
          <table:table-cell office:value-type="float" office:value="160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3881"/>
          <table:table-cell office:value-type="float" office:value="0.8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10.0"/>
          <table:table-cell office:value-type="float" office:value="81826.0"/>
          <table:table-cell office:value-type="float" office:value="28352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923492"/>
          <table:table-cell office:value-type="float" office:value="0.5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.0"/>
          <table:table-cell office:value-type="float" office:value="50877.0"/>
          <table:table-cell office:value-type="float" office:value="181577.0"/>
          <table:table-cell office:value-type="float" office:value="129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68.0"/>
          <table:table-cell office:value-type="float" office:value="112328.0"/>
          <table:table-cell office:value-type="float" office:value="73261.0"/>
          <table:table-cell office:value-type="float" office:value="32981.0"/>
          <table:table-cell office:value-type="float" office:value="71775.0"/>
          <table:table-cell office:value-type="float" office:value="42948.0"/>
          <table:table-cell office:value-type="float" office:value="992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6351"/>
          <table:table-cell office:value-type="float" office:value="2.477"/>
          <table:table-cell office:value-type="float" office:value="1.6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234.0"/>
          <table:table-cell office:value-type="float" office:value="55455.0"/>
          <table:table-cell office:value-type="float" office:value="81826.0"/>
          <table:table-cell office:value-type="float" office:value="283528.0"/>
          <table:table-cell office:value-type="float" office:value="162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1499"/>
          <table:table-cell office:value-type="float" office:value="0.8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56.0"/>
          <table:table-cell office:value-type="float" office:value="81826.0"/>
          <table:table-cell office:value-type="float" office:value="283528.0"/>
          <table:table-cell office:value-type="float" office:value="159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899737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8.0"/>
          <table:table-cell office:value-type="float" office:value="50877.0"/>
          <table:table-cell office:value-type="float" office:value="181577.0"/>
          <table:table-cell office:value-type="float" office:value="124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68.0"/>
          <table:table-cell office:value-type="float" office:value="112328.0"/>
          <table:table-cell office:value-type="float" office:value="73261.0"/>
          <table:table-cell office:value-type="float" office:value="32981.0"/>
          <table:table-cell office:value-type="float" office:value="71775.0"/>
          <table:table-cell office:value-type="float" office:value="42948.0"/>
          <table:table-cell office:value-type="float" office:value="992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31523"/>
          <table:table-cell office:value-type="float" office:value="0.90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1506.0"/>
          <table:table-cell office:value-type="float" office:value="81826.0"/>
          <table:table-cell office:value-type="float" office:value="28352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0953"/>
          <table:table-cell office:value-type="float" office:value="0.7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4.0"/>
          <table:table-cell office:value-type="float" office:value="81826.0"/>
          <table:table-cell office:value-type="float" office:value="283528.0"/>
          <table:table-cell office:value-type="float" office:value="159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897509"/>
          <table:table-cell office:value-type="float" office:value="0.5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50877.0"/>
          <table:table-cell office:value-type="float" office:value="181577.0"/>
          <table:table-cell office:value-type="float" office:value="118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68.0"/>
          <table:table-cell office:value-type="float" office:value="112328.0"/>
          <table:table-cell office:value-type="float" office:value="73261.0"/>
          <table:table-cell office:value-type="float" office:value="32981.0"/>
          <table:table-cell office:value-type="float" office:value="71775.0"/>
          <table:table-cell office:value-type="float" office:value="42948.0"/>
          <table:table-cell office:value-type="float" office:value="992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30376"/>
          <table:table-cell office:value-type="float" office:value="0.90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05.0"/>
          <table:table-cell office:value-type="float" office:value="81826.0"/>
          <table:table-cell office:value-type="float" office:value="28352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6373"/>
          <table:table-cell office:value-type="float" office:value="0.8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81826.0"/>
          <table:table-cell office:value-type="float" office:value="283528.0"/>
          <table:table-cell office:value-type="float" office:value="161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906214"/>
          <table:table-cell office:value-type="float" office:value="0.5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50877.0"/>
          <table:table-cell office:value-type="float" office:value="181577.0"/>
          <table:table-cell office:value-type="float" office:value="118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68.0"/>
          <table:table-cell office:value-type="float" office:value="112328.0"/>
          <table:table-cell office:value-type="float" office:value="73261.0"/>
          <table:table-cell office:value-type="float" office:value="32981.0"/>
          <table:table-cell office:value-type="float" office:value="71775.0"/>
          <table:table-cell office:value-type="float" office:value="42948.0"/>
          <table:table-cell office:value-type="float" office:value="992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8873"/>
          <table:table-cell office:value-type="float" office:value="0.85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873.0"/>
          <table:table-cell office:value-type="float" office:value="81826.0"/>
          <table:table-cell office:value-type="float" office:value="283528.0"/>
          <table:table-cell office:value-type="float" office:value="162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1.22072"/>
          <table:table-cell office:value-type="float" office:value="0.80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12.0"/>
          <table:table-cell office:value-type="float" office:value="81826.0"/>
          <table:table-cell office:value-type="float" office:value="283528.0"/>
          <table:table-cell office:value-type="float" office:value="160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73.0"/>
          <table:table-cell office:value-type="float" office:value="200169.0"/>
          <table:table-cell office:value-type="float" office:value="142546.0"/>
          <table:table-cell office:value-type="float" office:value="98486.0"/>
          <table:table-cell office:value-type="float" office:value="130099.0"/>
          <table:table-cell office:value-type="float" office:value="169127.0"/>
          <table:table-cell office:value-type="float" office:value="284.0"/>
          <table:table-cell office:value-type="float" office:value="0.835966"/>
          <table:table-cell office:value-type="float" office:value="0.4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1.0"/>
          <table:table-cell office:value-type="float" office:value="50877.0"/>
          <table:table-cell office:value-type="float" office:value="181577.0"/>
          <table:table-cell office:value-type="float" office:value="130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68.0"/>
          <table:table-cell office:value-type="float" office:value="112328.0"/>
          <table:table-cell office:value-type="float" office:value="73261.0"/>
          <table:table-cell office:value-type="float" office:value="32981.0"/>
          <table:table-cell office:value-type="float" office:value="71775.0"/>
          <table:table-cell office:value-type="float" office:value="42948.0"/>
          <table:table-cell office:value-type="float" office:value="992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